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131.44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26.45pt"/>
    </style:style>
    <style:style style:name="co5" style:family="table-column">
      <style:table-column-properties fo:break-before="auto" style:column-width="24.15pt"/>
    </style:style>
    <style:style style:name="co6" style:family="table-column">
      <style:table-column-properties fo:break-before="auto" style:column-width="21.06pt"/>
    </style:style>
    <style:style style:name="co7" style:family="table-column">
      <style:table-column-properties fo:break-before="auto" style:column-width="40.34pt"/>
    </style:style>
    <style:style style:name="co8" style:family="table-column">
      <style:table-column-properties fo:break-before="auto" style:column-width="29.54pt"/>
    </style:style>
    <style:style style:name="co9" style:family="table-column">
      <style:table-column-properties fo:break-before="auto" style:column-width="34.95pt"/>
    </style:style>
    <style:style style:name="co10" style:family="table-column">
      <style:table-column-properties fo:break-before="auto" style:column-width="45.01pt"/>
    </style:style>
    <style:style style:name="co11" style:family="table-column">
      <style:table-column-properties fo:break-before="auto" style:column-width="28.8pt"/>
    </style:style>
    <style:style style:name="co12" style:family="table-column">
      <style:table-column-properties fo:break-before="auto" style:column-width="31.89pt"/>
    </style:style>
    <style:style style:name="co13" style:family="table-column">
      <style:table-column-properties fo:break-before="auto" style:column-width="21.86pt"/>
    </style:style>
    <style:style style:name="co14" style:family="table-column">
      <style:table-column-properties fo:break-before="auto" style:column-width="38.04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8.84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61.99pt"/>
    </style:style>
    <style:style style:name="co19" style:family="table-column">
      <style:table-column-properties fo:break-before="auto" style:column-width="25.71pt"/>
    </style:style>
    <style:style style:name="co20" style:family="table-column">
      <style:table-column-properties fo:break-before="auto" style:column-width="31.1pt"/>
    </style:style>
    <style:style style:name="co21" style:family="table-column">
      <style:table-column-properties fo:break-before="auto" style:column-width="47.31pt"/>
    </style:style>
    <style:style style:name="co22" style:family="table-column">
      <style:table-column-properties fo:break-before="auto" style:column-width="48.1pt"/>
    </style:style>
    <style:style style:name="co23" style:family="table-column">
      <style:table-column-properties fo:break-before="auto" style:column-width="78.21pt"/>
    </style:style>
    <style:style style:name="co24" style:family="table-column">
      <style:table-column-properties fo:break-before="auto" style:column-width="51.96pt"/>
    </style:style>
    <style:style style:name="co25" style:family="table-column">
      <style:table-column-properties fo:break-before="auto" style:column-width="69.7pt"/>
    </style:style>
    <style:style style:name="co26" style:family="table-column">
      <style:table-column-properties fo:break-before="auto" style:column-width="22.59pt"/>
    </style:style>
    <style:style style:name="co2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7" table:default-cell-style-name="Default"/>
        <table:table-column table:style-name="co4" table:default-cell-style-name="Default"/>
        <table:table-column table:style-name="co25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6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26" table:default-cell-style-name="Default"/>
        <table:table-column table:style-name="co6" table:default-cell-style-name="Default"/>
        <table:table-column table:style-name="co26" table:default-cell-style-name="Default"/>
        <table:table-column table:style-name="co11" table:default-cell-style-name="Default"/>
        <table:table-column table:style-name="co6" table:number-columns-repeated="12" table:default-cell-style-name="Default"/>
        <table:table-row table:style-name="ro1"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begin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float</text:p>
          </table:table-cell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boolean</text:p>
          </table:table-cell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else</text:p>
          </table:table-cell>
          <table:table-cell table:style-name="ce1" office:value-type="string" calcext:value-type="string">
            <text:p>elseif</text:p>
          </table:table-cell>
          <table:table-cell table:style-name="ce1" office:value-type="string" calcext:value-type="string">
            <text:p>endif</text:p>
          </table:table-cell>
          <table:table-cell table:style-name="ce1" office:value-type="string" calcext:value-type="string">
            <text:p>for</text:p>
          </table:table-cell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endfor</text:p>
          </table:table-cell>
          <table:table-cell table:style-name="ce1" office:value-type="string" calcext:value-type="string">
            <text:p>while</text:p>
          </table:table-cell>
          <table:table-cell table:style-name="ce1" office:value-type="string" calcext:value-type="string">
            <text:p>endwhile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endfunction</text:p>
          </table:table-cell>
          <table:table-cell table:style-name="ce1" office:value-type="string" calcext:value-type="string">
            <text:p>import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write</text:p>
          </table:table-cell>
          <table:table-cell table:style-name="ce1" office:value-type="string" calcext:value-type="string">
            <text:p>enter</text:p>
          </table:table-cell>
          <table:table-cell table:style-name="ce1" office:value-type="string" calcext:value-type="string">
            <text:p>principal</text:p>
          </table:table-cell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library identifier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real scientific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||</text:p>
          </table:table-cell>
          <table:table-cell office:value-type="string" calcext:value-type="string">
            <text:p>&amp;&amp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“==”</text:p>
          </table:table-cell>
          <table:table-cell office:value-type="string" calcext:value-type="string">
            <text:p>!=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ROGRAM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CL_LIBRARIES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CL_VARIABLES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ARIABLES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RE_VARIABLES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TEMENTS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TEMENT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SSIGNMENT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XPRESSION_0</text:p>
          </table:table-cell>
          <table:table-cell table:number-columns-repeated="6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SJUNCTION</text:p>
          </table:table-cell>
          <table:table-cell table:number-columns-repeated="6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XPRESSION_1</text:p>
          </table:table-cell>
          <table:table-cell table:number-columns-repeated="6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JUNCTION</text:p>
          </table:table-cell>
          <table:table-cell table:number-columns-repeated="6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XPRESSION_2</text:p>
          </table:table-cell>
          <table:table-cell table:number-columns-repeated="6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EGATION</text:p>
          </table:table-cell>
          <table:table-cell table:number-columns-repeated="6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XPRESSION_3</text:p>
          </table:table-cell>
          <table:table-cell table:number-columns-repeated="6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MPARISON</text:p>
          </table:table-cell>
          <table:table-cell table:number-columns-repeated="6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LATIONAL_OPERATOR</text:p>
          </table:table-cell>
          <table:table-cell table:number-columns-repeated="6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XPRESSION_4</text:p>
          </table:table-cell>
          <table:table-cell table:number-columns-repeated="6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DDITION</text:p>
          </table:table-cell>
          <table:table-cell table:number-columns-repeated="6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DDEND</text:p>
          </table:table-cell>
          <table:table-cell table:number-columns-repeated="6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ULTIPLICATION</text:p>
          </table:table-cell>
          <table:table-cell table:number-columns-repeated="6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ACTOR</text:p>
          </table:table-cell>
          <table:table-cell table:number-columns-repeated="6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F</text:p>
          </table:table-cell>
          <table:table-cell table:number-columns-repeated="6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LSE</text:p>
          </table:table-cell>
          <table:table-cell table:number-columns-repeated="6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WHILE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OR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XPRESSIONS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ORE_EXPRESSIONS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EAD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WRITE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NTER</text:p>
          </table:table-cell>
          <table:table-cell table:number-columns-repeated="60"/>
        </table:table-row>
        <table:table-row table:style-name="ro1" table:number-rows-repeated="1048541">
          <table:table-cell table:number-columns-repeated="62"/>
        </table:table-row>
        <table:table-row table:style-name="ro1"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2">00/00/0000</text:date>, <text:time style:data-style-name="N2" text:time-value="21:19:24.0688474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8:57:53.073358237</meta:creation-date>
    <dc:date>2019-06-02T21:38:58.260805564</dc:date>
    <meta:editing-duration>PT48M20S</meta:editing-duration>
    <meta:editing-cycles>4</meta:editing-cycles>
    <meta:generator>LibreOffice/6.0.7.3$Linux_X86_64 LibreOffice_project/00m0$Build-3</meta:generator>
    <meta:document-statistic meta:table-count="1" meta:cell-count="184" meta:object-count="0"/>
  </office:meta>
</office:document-meta>
</file>